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04d0" officeooo:paragraph-rsid="001b04d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c8614" officeooo:paragraph-rsid="001c861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8226" officeooo:paragraph-rsid="001e822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1c90d" officeooo:paragraph-rsid="0021c90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41afb" officeooo:paragraph-rsid="00241af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912b1" officeooo:paragraph-rsid="002912b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a04d8" officeooo:paragraph-rsid="002a04d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aa92f" officeooo:paragraph-rsid="002aa92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fb7b9" officeooo:paragraph-rsid="002fb7b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29b7b" officeooo:paragraph-rsid="00329b7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60714" officeooo:paragraph-rsid="0036071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4604ad" officeooo:paragraph-rsid="004604a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c8614" officeooo:paragraph-rsid="001c861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e8226" officeooo:paragraph-rsid="001e82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ff46d" officeooo:paragraph-rsid="001ff46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c90d" officeooo:paragraph-rsid="0021c90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35e47" officeooo:paragraph-rsid="00235e4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3a884" officeooo:paragraph-rsid="0023a88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41afb" officeooo:paragraph-rsid="00241af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48d48" officeooo:paragraph-rsid="00248d4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48d48" officeooo:paragraph-rsid="002793b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59ca8" officeooo:paragraph-rsid="00259ca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78d5e" officeooo:paragraph-rsid="00278d5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912b1" officeooo:paragraph-rsid="002912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a04d8" officeooo:paragraph-rsid="002a04d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aa92f" officeooo:paragraph-rsid="002aa92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ac295" officeooo:paragraph-rsid="002ac29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adf8d" officeooo:paragraph-rsid="002adf8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c0b51" officeooo:paragraph-rsid="002c0b5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d1544" officeooo:paragraph-rsid="002d154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e746a" officeooo:paragraph-rsid="002e746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f7544" officeooo:paragraph-rsid="002f754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fb7b9" officeooo:paragraph-rsid="002fb7b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12227" officeooo:paragraph-rsid="0031222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29b7b" officeooo:paragraph-rsid="00329b7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2ef70" officeooo:paragraph-rsid="0032ef7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3d304" officeooo:paragraph-rsid="0033d30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393b57" officeooo:paragraph-rsid="00393b5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b109e" officeooo:paragraph-rsid="003b109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cf5ca" officeooo:paragraph-rsid="003cf5c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3d79ba" officeooo:paragraph-rsid="003d79b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3ddc17" officeooo:paragraph-rsid="003ddc1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3fccc5" officeooo:paragraph-rsid="003fccc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0487e" officeooo:paragraph-rsid="0040487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06998" officeooo:paragraph-rsid="0040699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394dd" officeooo:paragraph-rsid="004394d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604ad" officeooo:paragraph-rsid="004604a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6b56d" officeooo:paragraph-rsid="0046b56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73b27" officeooo:paragraph-rsid="00473b2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8eb81" officeooo:paragraph-rsid="0048eb8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e8226" officeooo:paragraph-rsid="001e822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d97ad" officeooo:paragraph-rsid="004d97a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93b9" style:font-weight-asian="bold" style:font-weight-complex="bold"/>
    </style:style>
    <style:style style:name="T3" style:family="text">
      <style:text-properties officeooo:rsid="00235e47"/>
    </style:style>
    <style:style style:name="T4" style:family="text">
      <style:text-properties officeooo:rsid="00259ca8"/>
    </style:style>
    <style:style style:name="T5" style:family="text">
      <style:text-properties officeooo:rsid="002793b9"/>
    </style:style>
    <style:style style:name="T6" style:family="text">
      <style:text-properties officeooo:rsid="002d1544"/>
    </style:style>
    <style:style style:name="T7" style:family="text">
      <style:text-properties officeooo:rsid="0032ef70"/>
    </style:style>
    <style:style style:name="T8" style:family="text">
      <style:text-properties officeooo:rsid="00355a51"/>
    </style:style>
    <style:style style:name="T9" style:family="text">
      <style:text-properties officeooo:rsid="0037d412"/>
    </style:style>
    <style:style style:name="T10" style:family="text">
      <style:text-properties officeooo:rsid="003f3f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GIT SERVER</text:p>
      <text:p text:style-name="P2">Step1 : Prerequisite</text:p>
      <text:p text:style-name="P2"/>
      <text:p text:style-name="P13"><text:s/>Login to client system </text:p>
      <text:p text:style-name="P13"/>
      <text:p text:style-name="P13">#ssh 192.168.2.238</text:p>
      <text:p text:style-name="P13"/>
      <text:p text:style-name="P13">Create a git authorized key and don’t give passphrase password (just press “Enter”).</text:p>
      <text:p text:style-name="P13"/>
      <text:p text:style-name="P13">#ssh key-gen -t rsa -C “git”</text:p>
      <text:p text:style-name="P13"/>
      <text:p text:style-name="P13">Copy the public key (rsa_id.pub ) to the server system </text:p>
      <text:p text:style-name="P13"/>
      <text:p text:style-name="P13">rsync -a 192.168.2.238:/home/ss4u/Desktop /root/Desktop/ </text:p>
      <text:p text:style-name="P13"/>
      <text:p text:style-name="P13">Note : In above command to run under the server machine </text:p>
      <text:p text:style-name="P13"/>
      <text:p text:style-name="P3">Step2 : Install Git Server</text:p>
      <text:p text:style-name="P3"/>
      <text:p text:style-name="P14">On <text:tab/>the git server system install the dependency packages</text:p>
      <text:p text:style-name="P14"/>
      <text:p text:style-name="P14">#yum install git http perl-Time-Hires</text:p>
      <text:p text:style-name="P14"/>
      <text:p text:style-name="P14"><text:span text:style-name="T2">Step3 : </text:span><text:span text:style-name="T1">Create the git user/group</text:span> </text:p>
      <text:p text:style-name="P14"/>
      <text:p text:style-name="P52">Open the terminal run the following commands</text:p>
      <text:p text:style-name="P52"/>
      <text:p text:style-name="P15">#useradd git</text:p>
      <text:p text:style-name="P15"/>
      <text:p text:style-name="P15">#usermod -u 600</text:p>
      <text:p text:style-name="P15"/>
      <text:p text:style-name="P15">#groupmod -g 600</text:p>
      <text:p text:style-name="P15"/>
      <text:p text:style-name="P20">#passwd git</text:p>
      <text:p text:style-name="P20"/>
      <text:p text:style-name="P20">To give the password <text:span text:style-name="T8">to login</text:span> git user.</text:p>
      <text:p text:style-name="P20"/>
      <text:p text:style-name="P4"><text:span text:style-name="T5">Step4 : </text:span>Create the ssh <text:span text:style-name="T3">and give permission </text:span></text:p>
      <text:p text:style-name="P16"/>
      <text:p text:style-name="P21">Login to git user</text:p>
      <text:p text:style-name="P21"/>
      <text:p text:style-name="P21">#su -l git</text:p>
      <text:p text:style-name="P21"/>
      <text:p text:style-name="P21">Give the git user password </text:p>
      <text:p text:style-name="P21"/>
      <text:p text:style-name="P17">#mkdir .ssh</text:p>
      <text:p text:style-name="P17"/>
      <text:p text:style-name="P17">#chmod -R 700 .ssh </text:p>
      <text:p text:style-name="P17"><text:soft-page-break/></text:p>
      <text:p text:style-name="P17">#touch .ssh/authorized_keys</text:p>
      <text:p text:style-name="P17"/>
      <text:p text:style-name="P17">chmod -R 600 .ssh/authorized_keys</text:p>
      <text:p text:style-name="P17"/>
      <text:p text:style-name="P15">Move the client system pub key to under the git user of .ssh directory </text:p>
      <text:p text:style-name="P15"/>
      <text:p text:style-name="P18">#mv /root/Desktop/git.pub /home/git/.ssh/authorized_keys</text:p>
      <text:p text:style-name="P18"/>
      <text:p text:style-name="P5"><text:span text:style-name="T5">Step5 : </text:span>Create git repositories and projects</text:p>
      <text:p text:style-name="P19"/>
      <text:p text:style-name="P20">#mkdir /home/git/repositories</text:p>
      <text:p text:style-name="P20"/>
      <text:p text:style-name="P20">#cd repositories</text:p>
      <text:p text:style-name="P20"/>
      <text:p text:style-name="P20">#mkdir project.git</text:p>
      <text:p text:style-name="P20"/>
      <text:p text:style-name="P20">cd project.git</text:p>
      <text:p text:style-name="P20"/>
      <text:p text:style-name="P20">#sudo <text:span text:style-name="T4">git init –bare</text:span></text:p>
      <text:p text:style-name="P20"/>
      <text:p text:style-name="P22">Give the permission for git repository</text:p>
      <text:p text:style-name="P22"/>
      <text:p text:style-name="P22">#chown -R git:git /home/git/repositories/project.git</text:p>
      <text:p text:style-name="P22"/>
      <text:p text:style-name="P23">That’s all the git server install and configuration of git server system. Exit the git server.</text:p>
      <text:p text:style-name="P23"/>
      <text:p text:style-name="P6">Step6 : Client system git configuration </text:p>
      <text:p text:style-name="P24"/>
      <text:p text:style-name="P24">To install the git </text:p>
      <text:p text:style-name="P24"/>
      <text:p text:style-name="P24">For Centos #yum install git</text:p>
      <text:p text:style-name="P24"/>
      <text:p text:style-name="P24">For Ubuntu #apt-get install git </text:p>
      <text:p text:style-name="P24"/>
      <text:p text:style-name="P7">Step7 : Git global Config</text:p>
      <text:p text:style-name="P7"/>
      <text:p text:style-name="P25">Set a git Username</text:p>
      <text:p text:style-name="P25"/>
      <text:p text:style-name="P25">#git config –global user.name “shanjay”</text:p>
      <text:p text:style-name="P25"/>
      <text:p text:style-name="P25">Set a git Email </text:p>
      <text:p text:style-name="P25"/>
      <text:p text:style-name="P25">#git config –global user.email “<text:a xlink:type="simple" xlink:href="mailto:shanjay@softsolutions4u.info" text:style-name="Internet_20_link" text:visited-style-name="Visited_20_Internet_20_Link">shanjay@softsolutions4u.info</text:a>”</text:p>
      <text:p text:style-name="P25"/>
      <text:p text:style-name="P8">Step8 : Create project </text:p>
      <text:p text:style-name="P8"/>
      <text:p text:style-name="P30">create a project directory </text:p>
      <text:p text:style-name="P30"/>
      <text:p text:style-name="P26"><text:soft-page-break/>#mkdir /home/ss4u/project</text:p>
      <text:p text:style-name="P26"/>
      <text:p text:style-name="P27">#cd /home/ss4u/project/</text:p>
      <text:p text:style-name="P27"/>
      <text:p text:style-name="P30">To initalize git, add , commit and push the git repository </text:p>
      <text:p text:style-name="P30"/>
      <text:p text:style-name="P27">#git init</text:p>
      <text:p text:style-name="P27"/>
      <text:p text:style-name="P28">#touch test.php inde.php</text:p>
      <text:p text:style-name="P28"/>
      <text:p text:style-name="P29">#git add <text:span text:style-name="T6">test.php index.php</text:span></text:p>
      <text:p text:style-name="P29"/>
      <text:p text:style-name="P30">#git commit -m “Initial commit”</text:p>
      <text:p text:style-name="P30"/>
      <text:p text:style-name="P30">Add the git remote repository of particular project</text:p>
      <text:p text:style-name="P30"/>
      <text:p text:style-name="P30">#git remote add origin <text:a xlink:type="simple" xlink:href="mailto:git@192.168.2.66" text:style-name="Internet_20_link" text:visited-style-name="Visited_20_Internet_20_Link">git@192.168.2.66</text:a>:/home/git/repositories/project.git</text:p>
      <text:p text:style-name="P30"/>
      <text:p text:style-name="P31">To push the local changes to remote of git server </text:p>
      <text:p text:style-name="P31"/>
      <text:p text:style-name="P31">#git push origin master</text:p>
      <text:p text:style-name="P31"/>
      <text:p text:style-name="P32">Now client system git configuration done.</text:p>
      <text:p text:style-name="P32"/>
      <text:p text:style-name="P9">Step <text:span text:style-name="T8">9</text:span> : Setting up Git Commit Email Notification </text:p>
      <text:p text:style-name="P33"/>
      <text:p text:style-name="P34">First login to the git server system throug direct or ssh. Go to the repository directory.</text:p>
      <text:p text:style-name="P34"/>
      <text:p text:style-name="P34">#ssh 192.168.2.66</text:p>
      <text:p text:style-name="P34"/>
      <text:p text:style-name="P34">#cd /home/git/repositories/project.git</text:p>
      <text:p text:style-name="P34"/>
      <text:p text:style-name="P35">To open the desctiption file and type whatever you want for the that project.</text:p>
      <text:p text:style-name="P35"/>
      <text:p text:style-name="P35"><text:span text:style-name="T1">Malling list</text:span> </text:p>
      <text:p text:style-name="P35"/>
      <text:p text:style-name="P35">Open the file “config” and add the following text, configure to which email address will be sent</text:p>
      <text:p text:style-name="P35"/>
      <text:p text:style-name="P35">[hooks]</text:p>
      <text:p text:style-name="P35">mailinglist = <text:a xlink:type="simple" xlink:href="mailto:ttesting123456788@gmail.com" text:style-name="Internet_20_link" text:visited-style-name="Visited_20_Internet_20_Link">ttesting123456788@gmail.com</text:a></text:p>
      <text:p text:style-name="P35">emailprefix = “[My Git Repo]”</text:p>
      <text:p text:style-name="P35"/>
      <text:p text:style-name="P35">Save and exit.</text:p>
      <text:p text:style-name="P35"/>
      <text:p text:style-name="P10">Activate Hooks</text:p>
      <text:p text:style-name="P10"/>
      <text:p text:style-name="P35">Now go to hooks dircetory &amp; rename the post-receive.sample <text:span text:style-name="T7">to post-receive</text:span></text:p>
      <text:p text:style-name="P35"/>
      <text:p text:style-name="P36">#cd hooks</text:p>
      <text:p text:style-name="P36"><text:soft-page-break/></text:p>
      <text:p text:style-name="P36">#mv post-receive.sample post-receive</text:p>
      <text:p text:style-name="P36">please this post-receive script should be executable </text:p>
      <text:p text:style-name="P36"/>
      <text:p text:style-name="P36">#chmod a+x hooks/post-receive</text:p>
      <text:p text:style-name="P36"/>
      <text:p text:style-name="P37">Now email setup is over. Each and every pushing repository email will be delivered to the config of appropriate mails.</text:p>
      <text:p text:style-name="P37"/>
      <text:p text:style-name="P11">Step10 : Git Reposotories <text:span text:style-name="T9">D</text:span>etails via Web Browser</text:p>
      <text:p text:style-name="P11"/>
      <text:p text:style-name="P38">Install gitweb package by using yum</text:p>
      <text:p text:style-name="P38"/>
      <text:p text:style-name="P38">#yum install gitweb -y</text:p>
      <text:p text:style-name="P38"/>
      <text:p text:style-name="P39">Rename the git directory and change the owenership of git</text:p>
      <text:p text:style-name="P39"/>
      <text:p text:style-name="P39">#mv /var/www/git /var/www/html/gitweb</text:p>
      <text:p text:style-name="P39"/>
      <text:p text:style-name="P39">#chown -R git:git /var/www/html/gitweb</text:p>
      <text:p text:style-name="P39"/>
      <text:p text:style-name="P40">Modify the “projectroot” in gitweb.conf and gitweb.cgi</text:p>
      <text:p text:style-name="P40"/>
      <text:p text:style-name="P41"># vim /etc/gitweb.conf</text:p>
      <text:p text:style-name="P41"/>
      <text:p text:style-name="P41">our $projectroot = ”/home/git/repositories/”;</text:p>
      <text:p text:style-name="P41"/>
      <text:p text:style-name="P41"># vim /var/www/html/gitweb.cgi</text:p>
      <text:p text:style-name="P41"/>
      <text:p text:style-name="P41">our $projectroot = ”/home/git/repositories/”;</text:p>
      <text:p text:style-name="P41"/>
      <text:p text:style-name="P42">Now create a dummy folder git and set the appropriate permission</text:p>
      <text:p text:style-name="P42"/>
      <text:p text:style-name="P42"># install -d -m 0755 -o apache -<text:span text:style-name="T10">g apache /var/www/git</text:span></text:p>
      <text:p text:style-name="P42"/>
      <text:p text:style-name="P43"><text:span text:style-name="T1">Apche setup</text:span> </text:p>
      <text:p text:style-name="P43"/>
      <text:p text:style-name="P44">Add the following virtualhost line to apache config file</text:p>
      <text:p text:style-name="P44"/>
      <text:p text:style-name="P44">#vim /etc/httpd/conf/httpd.conf</text:p>
      <text:p text:style-name="P44"/>
      <text:p text:style-name="P45">&lt;virtualHost *.80&gt;</text:p>
      <text:p text:style-name="P46"><text:s text:c="2"/>DocumentRoot /var/www/html/gitweb</text:p>
      <text:p text:style-name="P46"><text:s text:c="2"/>ServerName www.gitweb.local</text:p>
      <text:p text:style-name="P46"><text:s text:c="2"/>SSLEngine on</text:p>
      <text:p text:style-name="P46"><text:s text:c="2"/>SSLCertificateFile /etc/pki/tls/certs/localhost.crt</text:p>
      <text:p text:style-name="P46"><text:s text:c="2"/>SSLCertificateKeyFile /etc/pki/tls/private/localhost.key</text:p>
      <text:p text:style-name="P46"><text:s text:c="2"/>&lt;Directory "/var/www/html/gitweb"&gt;</text:p>
      <text:p text:style-name="P46"><text:s text:c="6"/>AllowOverride All </text:p>
      <text:p text:style-name="P46"><text:s text:c="6"/>Allow from all <text:s text:c="2"/></text:p>
      <text:p text:style-name="P46"><text:soft-page-break/><text:s text:c="2"/>&lt;/Directory&gt;</text:p>
      <text:p text:style-name="P46"><text:s/>SuexecUserGroup git git </text:p>
      <text:p text:style-name="P46"><text:s text:c="4"/>ScriptAlias /git/ /var/www/bin/gitolite-suexec-wrapper.sh</text:p>
      <text:p text:style-name="P46"><text:s text:c="4"/>ScriptAlias /gitmob/ /var/www/bin/gitolite-suexec-wrapper.sh</text:p>
      <text:p text:style-name="P46"><text:s/>&lt;Location /git&gt;</text:p>
      <text:p text:style-name="P46"><text:s text:c="8"/>AuthType Basic</text:p>
      <text:p text:style-name="P46"><text:s text:c="8"/>AuthName "Git Access"</text:p>
      <text:p text:style-name="P46"><text:s text:c="8"/>Require valid-user</text:p>
      <text:p text:style-name="P46"><text:s text:c="8"/>AuthUserFile /etc/httpd/conf/git.passwd</text:p>
      <text:p text:style-name="P46"><text:s text:c="2"/>&lt;/Location&gt;</text:p>
      <text:p text:style-name="P46">&lt;/VirtualHost&gt;</text:p>
      <text:p text:style-name="P45"/>
      <text:p text:style-name="P47">Save and exit.</text:p>
      <text:p text:style-name="P47"/>
      <text:p text:style-name="P48">Now update the gitweb apache conf file </text:p>
      <text:p text:style-name="P48"/>
      <text:p text:style-name="P48">#vim /etc/httpd/conf.d/gitweb.conf</text:p>
      <text:p text:style-name="P48"/>
      <text:p text:style-name="P48">Alias /gitweb /var/www/html/gitweb</text:p>
      <text:p text:style-name="P48"/>
      <text:p text:style-name="P48">&lt;Directory /var/www/html/gitweb&gt;</text:p>
      <text:p text:style-name="P48"><text:s text:c="4"/>Options +ExecCGI</text:p>
      <text:p text:style-name="P48"><text:s text:c="4"/>AddHandler cgi-script .cgi</text:p>
      <text:p text:style-name="P48"><text:s text:c="4"/>DirectoryIndex gitweb.cgi</text:p>
      <text:p text:style-name="P48">&lt;/Directory&gt;</text:p>
      <text:p text:style-name="P48">&lt;Location /gitweb&gt;</text:p>
      <text:p text:style-name="P48"><text:s text:c="10"/>AuthType Basic</text:p>
      <text:p text:style-name="P48"><text:s text:c="10"/>AuthName "Git Access"</text:p>
      <text:p text:style-name="P48"><text:s text:c="10"/>Require valid-user</text:p>
      <text:p text:style-name="P48"><text:s text:c="10"/>AuthUserFile /etc/httpd/conf/git.passwd</text:p>
      <text:p text:style-name="P48">&lt;/Location&gt;</text:p>
      <text:p text:style-name="P48"/>
      <text:p text:style-name="P12">Restart the apache</text:p>
      <text:p text:style-name="P47"/>
      <text:p text:style-name="P47"># service httpd restart</text:p>
      <text:p text:style-name="P44"/>
      <text:p text:style-name="P49">Finally verify the gitweb is running fine using web browser</text:p>
      <text:p text:style-name="P49"/>
      <text:p text:style-name="P49"><text:a xlink:type="simple" xlink:href="http://www.gitweb.local/" text:style-name="Internet_20_link" text:visited-style-name="Visited_20_Internet_20_Link">http://www.gitweb.local</text:a></text:p>
      <text:p text:style-name="P49"/>
      <text:p text:style-name="P50"><text:span text:style-name="T1">Done</text:span>.</text:p>
      <text:p text:style-name="P50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8-01-31T10:48:19.372798129</meta:creation-date>
    <dc:date>2018-02-05T12:15:15.509084195</dc:date>
    <dc:creator>softsolutions4u </dc:creator>
    <meta:editing-duration>PT2H36M15S</meta:editing-duration>
    <meta:editing-cycles>47</meta:editing-cycles>
    <meta:generator>LibreOffice/4.3.7.2$Linux_x86 LibreOffice_project/430$Build-2</meta:generator>
    <meta:document-statistic meta:table-count="0" meta:image-count="0" meta:object-count="0" meta:page-count="5" meta:paragraph-count="135" meta:word-count="625" meta:character-count="4670" meta:non-whitespace-character-count="4029"/>
  </office:meta>
</office:document-meta>
</file>